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36ae34" officeooo:paragraph-rsid="00619832"/>
    </style:style>
    <style:style style:name="P2" style:family="paragraph" style:parent-style-name="Text_20_body">
      <style:text-properties officeooo:rsid="0036ae34" officeooo:paragraph-rsid="0060bfde"/>
    </style:style>
    <style:style style:name="P3" style:family="paragraph" style:parent-style-name="Text_20_body">
      <style:text-properties officeooo:rsid="0036ae34" officeooo:paragraph-rsid="00619832"/>
    </style:style>
    <style:style style:name="P4" style:family="paragraph" style:parent-style-name="Text_20_body">
      <style:text-properties officeooo:rsid="0036ae34" officeooo:paragraph-rsid="0062d629"/>
    </style:style>
    <style:style style:name="P5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rsid="0036ae34" officeooo:paragraph-rsid="0060bfde"/>
    </style:style>
    <style:style style:name="P6" style:family="paragraph" style:parent-style-name="Text_20_body">
      <style:text-properties officeooo:rsid="006384ca" officeooo:paragraph-rsid="006384ca"/>
    </style:style>
    <style:style style:name="P7" style:family="paragraph" style:parent-style-name="Heading_20_2">
      <style:text-properties officeooo:rsid="006228c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3a148c" style:font-size-asian="7pt" style:font-size-complex="7pt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60bfde" style:font-size-asian="7pt" style:font-size-complex="7pt"/>
    </style:style>
    <style:style style:name="T5" style:family="text">
      <style:text-properties fo:font-size="7pt" officeooo:rsid="00619832" style:font-size-asian="7pt" style:font-size-complex="7pt"/>
    </style:style>
    <style:style style:name="T6" style:family="text">
      <style:text-properties fo:font-size="7pt" officeooo:rsid="0062d629" style:font-size-asian="7pt" style:font-size-complex="7pt"/>
    </style:style>
    <style:style style:name="T7" style:family="text">
      <style:text-properties officeooo:rsid="00619832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619832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61b113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62d6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Building with OpenSSL on Windows</text:h>
      <text:p text:style-name="P2"><text:span text:style-name="T2">1</text:span><text:span text:style-name="T5">9090</text:span><text:span text:style-name="T6">9</text:span><text:span text:style-name="T3">, updated </text:span><text:span text:style-name="T6">9</text:span><text:span text:style-name="T3">.</text:span><text:span text:style-name="T4">9</text:span><text:span text:style-name="T3">.2019/pekka</text:span></text:p>
      <text:p text:style-name="P5"><text:span text:style-name="T1"/></text:p>
      <text:p text:style-name="P4"><text:span text:style-name="T11">The OpenSLL library is used to provide transport layer security on both Linux and Windows.</text:span></text:p>
      <text:p text:style-name="P4"><text:span text:style-name="T11"/></text:p>
      <text:p text:style-name="P6"><text:span text:style-name="T11">D</text:span><text:span text:style-name="T8">ownload </text:span></text:p>
      <text:p text:style-name="P4"><text:span text:style-name="T8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9T11:41:41.968045937</dc:date>
    <meta:editing-duration>PT13H29M26S</meta:editing-duration>
    <meta:editing-cycles>69</meta:editing-cycles>
    <meta:generator>LibreOffice/6.2.4.2$Linux_X86_64 LibreOffice_project/20$Build-2</meta:generator>
    <meta:document-statistic meta:table-count="0" meta:image-count="0" meta:object-count="0" meta:page-count="1" meta:paragraph-count="4" meta:word-count="24" meta:character-count="161" meta:non-whitespace-character-count="140"/>
  </office:meta>
</office:document-meta>
</file>